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1" svg:font-family="'DejaVu Sans'" style:font-family-generic="swiss"/>
    <style:font-face style:name="Noto Sans2" svg:font-family="'Noto Sans'" style:font-family-generic="swiss"/>
    <style:font-face style:name="FreeMono2" svg:font-family="FreeMono" style:font-family-generic="modern" style:font-pitch="fixed"/>
    <style:font-face style:name="FreeMono1"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1" svg:font-family="'Avenir LT Std'" style:font-adornments="45 Book" style:font-pitch="variable"/>
    <style:font-face style:name="Liberation Sans2" svg:font-family="'Liberation Sans'" style:font-pitch="variable"/>
    <style:font-face style:name="Avenir LT Std4" svg:font-family="'Avenir LT Std'" style:font-adornments="45 Book" style:font-family-generic="modern" style:font-pitch="variable"/>
    <style:font-face style:name="FreeMono" svg:font-family="FreeMono" style:font-adornments="45 Book" style:font-family-generic="modern" style:font-pitch="variable"/>
    <style:font-face style:name="Avenir LT Std2" svg:font-family="'Avenir LT Std'" style:font-family-generic="roman" style:font-pitch="variable"/>
    <style:font-face style:name="Avenir LT Std"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gr18" style:family="graphic" style:parent-style-name="standard">
      <style:graphic-properties draw:stroke="none" draw:fill-color="#edeef0" draw:textarea-horizontal-align="justify" draw:textarea-vertical-align="middle" draw:auto-grow-height="false" fo:min-height="10.75cm" fo:min-width="18.1cm"/>
    </style:style>
    <style:style style:name="gr19" style:family="graphic" style:parent-style-name="standard">
      <style:graphic-properties draw:stroke="none" draw:fill-color="#a1467e" draw:textarea-horizontal-align="justify" draw:textarea-vertical-align="middle" draw:auto-grow-height="false" fo:min-height="2.074cm" fo:min-width="1.224cm" draw:shadow="hidden"/>
    </style:style>
    <style:style style:name="gr20" style:family="graphic" style:parent-style-name="standard">
      <style:graphic-properties draw:stroke="none" draw:textarea-horizontal-align="justify" draw:textarea-vertical-align="middle" draw:auto-grow-height="false" fo:min-height="2.077cm" fo:min-width="1.227cm"/>
      <style:paragraph-properties style:writing-mode="lr-tb"/>
    </style:style>
    <style:style style:name="gr21" style:family="graphic" style:parent-style-name="standard">
      <style:graphic-properties draw:stroke="none" draw:fill-color="#b2b2b2" draw:textarea-horizontal-align="justify" draw:textarea-vertical-align="middle" draw:auto-grow-height="false" fo:min-height="2.077cm" fo:min-width="1.227cm"/>
      <style:paragraph-properties style:writing-mode="lr-tb"/>
    </style:style>
    <style:style style:name="gr22" style:family="graphic" style:parent-style-name="standard">
      <style:graphic-properties svg:stroke-color="#55bbab" draw:fill-color="#a0d2c9" draw:textarea-horizontal-align="justify" draw:textarea-vertical-align="middle" draw:auto-grow-height="false" fo:min-height="1.125cm" fo:min-width="1.051cm"/>
    </style:style>
    <style:style style:name="gr23" style:family="graphic" style:parent-style-name="standard">
      <style:graphic-properties draw:stroke="none" svg:stroke-color="#000000" draw:fill="none" draw:fill-color="#ffffff" draw:auto-grow-height="true" draw:auto-grow-width="false" fo:max-height="0cm" fo:min-height="0.3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285cm"/>
      <style:paragraph-properties style:writing-mode="lr-tb"/>
    </style:style>
    <style:style style:name="gr25" style:family="graphic" style:parent-style-name="standard">
      <style:graphic-properties draw:stroke="solid" svg:stroke-width="0.028cm" svg:stroke-color="#55bbab" draw:marker-start-width="0.242cm" draw:marker-end-width="0.242cm" draw:fill-color="#55bbab" draw:textarea-horizontal-align="justify" draw:textarea-vertical-align="middle" draw:auto-grow-height="false" fo:min-height="0.922cm" fo:min-width="1.272cm" fo:padding-top="0.139cm" fo:padding-bottom="0.139cm" fo:padding-left="0.264cm" fo:padding-right="0.264cm"/>
    </style:style>
    <style:style style:name="gr26" style:family="graphic" style:parent-style-name="standard">
      <style:graphic-properties draw:stroke="solid" svg:stroke-width="0.028cm" svg:stroke-color="#7bc5b8" draw:marker-start-width="0.242cm" draw:marker-end-width="0.242cm" draw:fill-color="#7bc5b8" draw:textarea-horizontal-align="justify" draw:textarea-vertical-align="middle" draw:auto-grow-height="false" fo:min-height="0cm" fo:min-width="1.272cm" fo:padding-top="0.139cm" fo:padding-bottom="0.139cm" fo:padding-left="0.264cm" fo:padding-right="0.264cm"/>
    </style:style>
    <style:style style:name="gr27" style:family="graphic" style:parent-style-name="standard">
      <style:graphic-properties svg:stroke-width="0.028cm" svg:stroke-color="#7bc5b8" draw:marker-start-width="0.242cm" draw:marker-end-width="0.242cm" draw:fill-color="#7bc5b8" draw:textarea-horizontal-align="justify" draw:textarea-vertical-align="middle" draw:auto-grow-height="false" fo:min-height="0.084cm" fo:min-width="0.034cm" fo:padding-top="0.139cm" fo:padding-bottom="0.139cm" fo:padding-left="0.264cm" fo:padding-right="0.264cm"/>
    </style:style>
    <style:style style:name="gr28"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19cm"/>
      <style:paragraph-properties style:writing-mode="lr-tb"/>
    </style:style>
    <style:style style:name="gr31" style:family="graphic" style:parent-style-name="standard">
      <style:graphic-properties svg:stroke-color="#55bbab" draw:fill="none" draw:textarea-horizontal-align="justify" draw:textarea-vertical-align="middle" draw:auto-grow-height="false" fo:min-height="9.75cm" fo:min-width="9.3cm"/>
    </style:style>
    <style:style style:name="gr32" style:family="graphic" style:parent-style-name="standard">
      <style:graphic-properties svg:stroke-color="#55bbab" draw:fill="none" draw:textarea-horizontal-align="justify" draw:textarea-vertical-align="middle" draw:auto-grow-height="false" fo:min-height="2.15cm" fo:min-width="6.7cm"/>
    </style:style>
    <style:style style:name="gr33" style:family="graphic" style:parent-style-name="standard">
      <style:graphic-properties svg:stroke-color="#1f2c4c" draw:marker-start="Short_20_line_20_Arrow" draw:marker-start-width="0.3cm" draw:marker-end="Short_20_line_20_Arrow" draw:marker-end-width="0.3cm" draw:textarea-vertical-align="middle"/>
    </style:style>
    <style:style style:name="gr34" style:family="graphic" style:parent-style-name="standard">
      <style:graphic-properties svg:stroke-color="#1f2c4c" draw:marker-start="Symmetric_20_Arrow" draw:marker-start-width="0.3cm" draw:marker-end="" draw:marker-end-width="0.3cm" draw:textarea-vertical-align="middle"/>
    </style:style>
    <style:style style:name="gr35" style:family="graphic" style:parent-style-name="standard">
      <style:graphic-properties svg:stroke-color="#1f2c4c" draw:marker-start="Symmetric_20_Arrow" draw:marker-start-width="0.3cm" draw:marker-end="" draw:marker-end-width="0.3cm" draw:fill="none" draw:fill-color="#7bc5b8" draw:textarea-vertical-align="middle"/>
    </style:style>
    <style:style style:name="gr36" style:family="graphic" style:parent-style-name="standard">
      <style:graphic-properties svg:stroke-color="#1f2c4c" draw:marker-start="Short_20_line_20_Arrow" draw:marker-start-width="0.3cm" draw:marker-end="Short_20_line_20_Arrow" draw:marker-end-width="0.3cm" draw:fill="none" draw:fill-color="#7bc5b8" draw:textarea-vertical-align="middle"/>
    </style:style>
    <style:style style:name="gr37" style:family="graphic" style:parent-style-name="standard">
      <style:graphic-properties draw:stroke="none" svg:stroke-color="#000000" draw:fill="none" draw:fill-color="#7bc5b8" draw:auto-grow-height="true" draw:auto-grow-width="false" fo:max-height="0cm" fo:min-height="0.989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list-style-name="L3">
      <style:graphic-properties fo:min-height="16.974cm"/>
      <style:paragraph-properties style:writing-mode="lr-tb"/>
    </style:style>
    <style:style style:name="pr8" style:family="presentation" style:parent-style-name="Standard-outline1" style:list-style-name="L3">
      <style:graphic-properties fo:min-height="16.974cm"/>
      <style:paragraph-properties style:writing-mode="lr-tb"/>
    </style:style>
    <style:style style:name="pr9" style:family="presentation" style:parent-style-name="Standard-outline1" style:list-style-name="L3">
      <style:graphic-properties fo:min-height="16.974cm"/>
      <style:paragraph-properties style:writing-mode="lr-tb"/>
    </style:style>
    <style:style style:name="pr10" style:family="presentation" style:parent-style-name="Standard-outline1" style:list-style-name="L3">
      <style:graphic-properties fo:min-height="16.974cm"/>
      <style:paragraph-properties style:writing-mode="lr-tb"/>
    </style:style>
    <style:style style:name="pr11" style:family="presentation" style:parent-style-name="Standard-outline1" style:list-style-name="L3">
      <style:graphic-properties fo:min-height="16.974cm"/>
      <style:paragraph-properties style:writing-mode="lr-tb"/>
    </style:style>
    <style:style style:name="pr12" style:family="presentation" style:parent-style-name="Standard-outline1" style:list-style-name="L3">
      <style:graphic-properties fo:min-height="16.974cm"/>
      <style:paragraph-properties style:writing-mode="lr-tb"/>
    </style:style>
    <style:style style:name="pr13" style:family="presentation" style:parent-style-name="Standard-outline1" style:list-style-name="L3">
      <style:graphic-properties fo:min-height="16.974cm"/>
      <style:paragraph-properties style:writing-mode="lr-tb"/>
    </style:style>
    <style:style style:name="pr14" style:family="presentation" style:parent-style-name="Standard-outline1" style:list-style-name="L3">
      <style:graphic-properties fo:min-height="16.974cm"/>
      <style:paragraph-properties style:writing-mode="lr-tb"/>
    </style:style>
    <style:style style:name="pr15" style:family="presentation" style:parent-style-name="Standard-outline1" style:list-style-name="L3">
      <style:graphic-properties fo:min-height="16.974cm"/>
      <style:paragraph-properties style:writing-mode="lr-tb"/>
    </style:style>
    <style:style style:name="pr16" style:family="presentation" style:parent-style-name="Standard-outline1" style:list-style-name="L3">
      <style:graphic-properties fo:min-height="16.974cm"/>
      <style:paragraph-properties style:writing-mode="lr-tb"/>
    </style:style>
    <style:style style:name="pr17" style:family="presentation" style:parent-style-name="Standard-outline1" style:list-style-name="L3">
      <style:graphic-properties fo:min-height="16.974cm"/>
      <style:paragraph-properties style:writing-mode="lr-tb"/>
    </style:style>
    <style:style style:name="pr18" style:family="presentation" style:parent-style-name="Standard-outline1" style:list-style-name="L3">
      <style:graphic-properties fo:min-height="16.974cm"/>
      <style:paragraph-properties style:writing-mode="lr-tb"/>
    </style:style>
    <style:style style:name="pr19" style:family="presentation" style:parent-style-name="Standard-outline1" style:list-style-name="L3">
      <style:graphic-properties fo:min-height="16.974cm"/>
      <style:paragraph-properties style:writing-mode="lr-tb"/>
    </style:style>
    <style:style style:name="pr20" style:family="presentation" style:parent-style-name="Standard-outline1" style:list-style-name="L3">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text-properties fo:hyphenate="false"/>
    </style:style>
    <style:style style:name="P9" style:family="paragraph">
      <style:paragraph-properties fo:margin-top="0cm" fo:margin-bottom="0cm"/>
      <style:text-properties fo:hyphenate="false"/>
    </style:style>
    <style:style style:name="P10" style:family="paragraph">
      <style:paragraph-properties fo:margin-left="0cm" fo:margin-right="0cm" fo:text-indent="0cm" style:writing-mode="lr-tb"/>
      <style:text-properties style:font-name="Avenir LT Std3" fo:font-size="14pt" style:font-size-asian="14pt" style:font-size-complex="14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3"/>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3" fo:font-size="10pt" style:font-size-asian="10pt" style:font-size-complex="10pt"/>
    </style:style>
    <style:style style:name="P17" style:family="paragraph">
      <style:paragraph-properties fo:text-align="start" style:writing-mode="lr-tb"/>
      <style:text-properties style:font-name="Avenir Black" fo:font-size="39pt" style:font-size-asian="39pt" style:font-size-complex="39pt"/>
    </style:style>
    <style:style style:name="P18" style:family="paragraph">
      <style:paragraph-properties fo:text-align="justify"/>
      <style:text-properties fo:hyphenate="false"/>
    </style:style>
    <style:style style:name="P19" style:family="paragraph">
      <style:paragraph-properties fo:margin-top="0cm" fo:margin-bottom="0cm" fo:text-align="justify"/>
      <style:text-properties fo:hyphenate="false"/>
    </style:style>
    <style:style style:name="P20" style:family="paragraph">
      <style:paragraph-properties fo:margin-left="0cm" fo:margin-right="0cm" fo:text-align="justify" fo:text-indent="0cm" style:writing-mode="lr-tb"/>
      <style:text-properties style:font-name="Avenir LT Std3" fo:font-size="14pt" style:font-size-asian="14pt" style:font-size-complex="14pt" fo:hyphenate="false"/>
    </style:style>
    <style:style style:name="P21" style:family="paragraph">
      <loext:graphic-properties draw:fill="solid"/>
      <style:paragraph-properties fo:text-align="center"/>
    </style:style>
    <style:style style:name="P22" style:family="paragraph">
      <style:paragraph-properties fo:text-align="start" style:writing-mode="lr-tb"/>
      <style:text-properties fo:color="#7d808a" style:font-name="Avenir LT Std3" fo:font-size="13pt" style:font-size-asian="13pt" style:font-size-complex="13pt"/>
    </style:style>
    <style:style style:name="P23" style:family="paragraph">
      <loext:graphic-properties draw:fill="none"/>
      <style:paragraph-properties fo:text-align="start" style:writing-mode="lr-tb"/>
      <style:text-properties fo:color="#7d808a" style:font-name="Avenir LT Std3" fo:font-size="13pt" style:font-size-asian="13pt" style:font-size-complex="13pt"/>
    </style:style>
    <style:style style:name="P24" style:family="paragraph">
      <style:paragraph-properties fo:margin-left="0cm" fo:margin-right="0cm" fo:margin-top="0cm" fo:margin-bottom="0cm" fo:text-indent="0cm">
        <style:tab-stops/>
      </style:paragraph-properties>
      <style:text-properties fo:hyphenate="false"/>
    </style:style>
    <style:style style:name="P25" style:family="paragraph">
      <loext:graphic-properties draw:fill-color="#a0d2c9"/>
      <style:paragraph-properties fo:text-align="center"/>
    </style:style>
    <style:style style:name="P26" style:family="paragraph">
      <loext:graphic-properties draw:fill="solid" draw:fill-color="#ffffff" draw:opacity="100%"/>
      <style:paragraph-properties style:writing-mode="lr-tb"/>
      <style:text-properties fo:color="#4b5164" style:font-name="Avenir LT Std3" fo:font-size="10pt" style:font-size-asian="10pt" style:font-size-complex="10pt"/>
    </style:style>
    <style:style style:name="P27" style:family="paragraph">
      <style:paragraph-properties fo:margin-left="0cm" fo:margin-right="0cm" fo:margin-top="1.041cm" fo:margin-bottom="0.1cm" fo:text-align="justify" fo:text-indent="0cm">
        <style:tab-stops/>
      </style:paragraph-properties>
      <style:text-properties fo:hyphenate="false"/>
    </style:style>
    <style:style style:name="P28" style:family="paragraph">
      <style:paragraph-properties fo:margin-left="0cm" fo:margin-right="0cm" fo:margin-top="0.1cm" fo:margin-bottom="0.1cm" fo:text-align="justify" fo:text-indent="0cm">
        <style:tab-stops/>
      </style:paragraph-properties>
      <style:text-properties fo:hyphenate="false"/>
    </style:style>
    <style:style style:name="P29" style:family="paragraph">
      <style:paragraph-properties fo:margin-left="0cm" fo:margin-right="0cm" fo:margin-top="0cm" fo:margin-bottom="0cm" fo:line-height="115%" fo:text-align="justify" fo:text-indent="0cm">
        <style:tab-stops/>
      </style:paragraph-properties>
      <style:text-properties fo:hyphenate="false"/>
    </style:style>
    <style:style style:name="P30" style:family="paragraph">
      <style:paragraph-properties fo:margin-left="0cm" fo:margin-right="0cm" fo:margin-top="0.5cm" fo:margin-bottom="0cm" fo:line-height="115%" fo:text-align="justify" fo:text-indent="0cm">
        <style:tab-stops/>
      </style:paragraph-properties>
      <style:text-properties fo:hyphenate="false"/>
    </style:style>
    <style:style style:name="P31" style:family="paragraph">
      <style:paragraph-properties fo:line-height="115%" fo:text-align="justify"/>
      <style:text-properties fo:hyphenate="false"/>
    </style:style>
    <style:style style:name="P32" style:family="paragraph">
      <style:paragraph-properties fo:margin-top="0cm" fo:margin-bottom="0cm" fo:line-height="115%" fo:text-align="justify"/>
      <style:text-properties fo:hyphenate="false"/>
    </style:style>
    <style:style style:name="P33" style:family="paragraph">
      <style:paragraph-properties fo:margin-left="0cm" fo:margin-right="0cm" fo:line-height="115%" fo:text-align="justify" fo:text-indent="0cm" style:writing-mode="lr-tb"/>
      <style:text-properties style:font-name="Avenir LT Std3" fo:font-size="14pt" style:font-size-asian="14pt" style:font-size-complex="14pt" fo:hyphenate="false"/>
    </style:style>
    <style:style style:name="P34" style:family="paragraph">
      <loext:graphic-properties draw:fill="none" draw:fill-color="#ffffff"/>
      <style:paragraph-properties fo:text-align="start" style:writing-mode="lr-tb"/>
      <style:text-properties fo:color="#f3f4f5" style:font-name="Avenir LT Std3" fo:font-size="18pt"/>
    </style:style>
    <style:style style:name="P35" style:family="paragraph">
      <loext:graphic-properties draw:fill-color="#ffffff"/>
      <style:paragraph-properties style:writing-mode="lr-tb"/>
      <style:text-properties fo:font-size="20pt"/>
    </style:style>
    <style:style style:name="P36" style:family="paragraph">
      <style:paragraph-properties fo:margin-top="0cm" fo:margin-bottom="0cm" fo:text-align="justify"/>
    </style:style>
    <style:style style:name="P37" style:family="paragraph">
      <loext:graphic-properties draw:fill="none" draw:fill-color="#ffffff"/>
      <style:paragraph-properties fo:text-align="end" style:writing-mode="lr-tb"/>
      <style:text-properties fo:color="#f3f4f5" style:font-name="Avenir LT Std3" fo:font-size="18pt"/>
    </style:style>
    <style:style style:name="P38" style:family="paragraph">
      <style:paragraph-properties fo:margin-top="0cm" fo:margin-bottom="0cm" fo:line-height="115%"/>
      <style:text-properties fo:hyphenate="false"/>
    </style:style>
    <style:style style:name="P39" style:family="paragraph">
      <loext:graphic-properties draw:fill-color="#a1467e"/>
      <style:paragraph-properties fo:text-align="center"/>
    </style:style>
    <style:style style:name="P40" style:family="paragraph">
      <style:paragraph-properties fo:margin-top="0.2cm" fo:margin-bottom="0cm" fo:text-align="center" style:writing-mode="lr-tb"/>
      <style:text-properties style:font-name="Avenir Black" fo:font-size="24pt" style:font-size-asian="24pt" style:font-size-complex="24pt"/>
    </style:style>
    <style:style style:name="P41" style:family="paragraph">
      <loext:graphic-properties draw:fill-color="#b2b2b2"/>
      <style:paragraph-properties fo:margin-top="0.2cm" fo:margin-bottom="0cm" fo:text-align="center" style:writing-mode="lr-tb"/>
      <style:text-properties style:font-name="Avenir Black" fo:font-size="24pt" style:font-size-asian="24pt" style:font-size-complex="24pt"/>
    </style:style>
    <style:style style:name="P42" style:family="paragraph">
      <loext:graphic-properties draw:fill="none" draw:fill-color="#ffffff"/>
      <style:paragraph-properties style:writing-mode="lr-tb"/>
      <style:text-properties style:font-name="Avenir LT Std3" fo:font-size="11pt" style:font-size-asian="11pt" style:font-size-complex="11pt"/>
    </style:style>
    <style:style style:name="P43" style:family="paragraph">
      <loext:graphic-properties draw:fill="none" draw:fill-color="#ffffff"/>
      <style:paragraph-properties style:writing-mode="lr-tb"/>
      <style:text-properties style:font-name="Avenir LT Std3" fo:font-size="8pt" style:font-size-asian="8pt" style:font-size-complex="8pt"/>
    </style:style>
    <style:style style:name="P44" style:family="paragraph">
      <loext:graphic-properties draw:fill-color="#7bc5b8"/>
      <style:paragraph-properties fo:text-align="center"/>
    </style:style>
    <style:style style:name="P45" style:family="paragraph">
      <loext:graphic-properties draw:fill="none" draw:fill-color="#ffffff"/>
      <style:paragraph-properties style:writing-mode="lr-tb"/>
      <style:text-properties style:font-name="Avenir LT Std3" fo:font-size="9pt" style:font-size-asian="9pt" style:font-size-complex="9pt"/>
    </style:style>
    <style:style style:name="P46" style:family="paragraph">
      <loext:graphic-properties draw:fill="none"/>
      <style:paragraph-properties fo:text-align="center"/>
    </style:style>
    <style:style style:name="P47" style:family="paragraph">
      <style:paragraph-properties fo:text-align="center"/>
    </style:style>
    <style:style style:name="P48" style:family="paragraph">
      <loext:graphic-properties draw:fill="none" draw:fill-color="#7bc5b8"/>
      <style:paragraph-properties fo:text-align="center"/>
    </style:style>
    <style:style style:name="P49" style:family="paragraph">
      <loext:graphic-properties draw:fill="none" draw:fill-color="#7bc5b8"/>
      <style:paragraph-properties style:writing-mode="lr-tb"/>
      <style:text-properties style:font-name="Avenir LT Std3" fo:font-size="10pt" fo:font-style="italic" style:font-size-asian="10pt" style:font-style-asian="italic" style:font-size-complex="10pt" style:font-style-complex="italic"/>
    </style:style>
    <style:style style:name="P50" style:family="paragraph">
      <loext:graphic-properties draw:fill="none" draw:fill-color="#ffffff"/>
      <style:paragraph-properties fo:text-align="start" style:writing-mode="lr-tb"/>
      <style:text-properties fo:color="#f3f4f5" style:font-name="Avenir LT Std3"/>
    </style:style>
    <style:style style:name="T1" style:family="text">
      <style:text-properties style:font-name="Avenir Black"/>
    </style:style>
    <style:style style:name="T2" style:family="text">
      <style:text-properties style:font-name="Avenir LT Std3" fo:font-size="13pt" fo:font-weight="bold" style:font-size-asian="13pt" style:font-weight-asian="bold" style:font-size-complex="13pt" style:font-weight-complex="bold"/>
    </style:style>
    <style:style style:name="T3" style:family="text">
      <style:text-properties style:font-name="Avenir LT Std3"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3"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3" fo:font-size="13pt" fo:background-color="#55bbab" style:font-size-asian="13pt" style:font-size-complex="13pt"/>
    </style:style>
    <style:style style:name="T9" style:family="text">
      <style:text-properties style:font-name="Avenir LT Std3" fo:font-size="13pt" fo:background-color="#7bc5b8" style:font-size-asian="13pt" style:font-size-complex="13pt"/>
    </style:style>
    <style:style style:name="T10" style:family="text">
      <style:text-properties style:font-name="Avenir LT Std3" fo:font-size="13pt" fo:background-color="#a0d2c9" style:font-size-asian="13pt" style:font-size-complex="13pt"/>
    </style:style>
    <style:style style:name="T11" style:family="text">
      <style:text-properties style:font-name="Avenir LT Std3" fo:font-size="13pt" fo:background-color="#1f2c4c" style:font-size-asian="13pt" style:font-size-complex="13pt"/>
    </style:style>
    <style:style style:name="T12" style:family="text">
      <style:text-properties style:font-name="Avenir LT Std3" fo:font-size="13pt" fo:background-color="#4b5164" style:font-size-asian="13pt" style:font-size-complex="13pt"/>
    </style:style>
    <style:style style:name="T13" style:family="text">
      <style:text-properties style:font-name="Avenir LT Std3" fo:font-size="13pt" fo:background-color="#7d808a" style:font-size-asian="13pt" style:font-size-complex="13pt"/>
    </style:style>
    <style:style style:name="T14" style:family="text">
      <style:text-properties style:font-name="Avenir LT Std3" fo:font-size="13pt" fo:background-color="#edeef0" style:font-size-asian="13pt" style:font-size-complex="13pt"/>
    </style:style>
    <style:style style:name="T15" style:family="text">
      <style:text-properties style:font-name="Avenir LT Std3" fo:font-size="13pt" fo:background-color="#f3f4f5" style:font-size-asian="13pt" style:font-size-complex="13pt"/>
    </style:style>
    <style:style style:name="T16" style:family="text">
      <style:text-properties fo:color="#1f2c4c" style:font-name="Avenir LT Std3" fo:font-size="13pt" style:font-size-asian="13pt" style:font-size-complex="13pt"/>
    </style:style>
    <style:style style:name="T17" style:family="text">
      <style:text-properties fo:color="#4b5164" style:font-name="Avenir LT Std3"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1f2c4c" style:font-name="Avenir LT Std3" fo:font-size="18pt" fo:font-weight="bold" style:font-name-asian="Noto Sans2" style:font-size-asian="18pt" style:font-weight-asian="bold" style:font-name-complex="Noto Sans2" style:font-size-complex="18pt" style:font-weight-complex="bold"/>
    </style:style>
    <style:style style:name="T20" style:family="text">
      <style:text-properties fo:color="#1f2c4c" style:font-name="Avenir LT Std3" fo:font-size="14pt" fo:font-weight="bold" style:font-name-asian="Noto Sans2" style:font-size-asian="14pt" style:font-weight-asian="bold" style:font-name-complex="Noto Sans2" style:font-size-complex="14pt" style:font-weight-complex="bold"/>
    </style:style>
    <style:style style:name="T21" style:family="text">
      <style:text-properties fo:color="#1f2c4c" style:font-name="Avenir LT Std3" fo:font-size="14pt" fo:font-weight="bold" style:font-size-asian="14pt" style:font-weight-asian="bold" style:font-size-complex="14pt" style:font-weight-complex="bold"/>
    </style:style>
    <style:style style:name="T22" style:family="text">
      <style:text-properties fo:color="#1f2c4c" style:font-name="Avenir LT Std3" fo:font-size="14pt" style:font-size-asian="14pt" style:font-size-complex="14pt"/>
    </style:style>
    <style:style style:name="T23" style:family="text">
      <style:text-properties fo:color="#4b5164" style:font-name="Avenir LT Std3" fo:font-size="14pt" style:font-size-asian="14pt" style:font-size-complex="14pt"/>
    </style:style>
    <style:style style:name="T24" style:family="text">
      <style:text-properties style:font-name="Avenir LT Std3" fo:font-size="14pt" style:font-size-asian="14pt" style:font-size-complex="14pt"/>
    </style:style>
    <style:style style:name="T25" style:family="text">
      <style:text-properties fo:color="#f3f4f5" style:font-name="Avenir LT Std3"/>
    </style:style>
    <style:style style:name="T26" style:family="text">
      <style:text-properties fo:color="#f3f4f5" style:font-name="Avenir LT Std3" fo:font-size="10pt" style:font-size-asian="10pt" style:font-size-complex="10pt"/>
    </style:style>
    <style:style style:name="T27" style:family="text">
      <style:text-properties fo:color="#f3f4f5" style:font-name="Noto Sans2" fo:font-size="10pt" style:font-name-asian="Noto Sans2" style:font-size-asian="10pt" style:font-name-complex="Noto Sans2" style:font-size-complex="10pt"/>
    </style:style>
    <style:style style:name="T28" style:family="text">
      <style:text-properties style:font-name="Avenir Black" fo:font-size="39pt" style:font-size-asian="39pt" style:font-size-complex="39pt"/>
    </style:style>
    <style:style style:name="T29" style:family="text">
      <style:text-properties fo:color="#7d808a" style:font-name="Avenir LT Std3" fo:font-size="13pt" style:font-size-asian="13pt" style:font-size-complex="13pt"/>
    </style:style>
    <style:style style:name="T30" style:family="text">
      <style:text-properties fo:color="#55bbab" style:font-name="Avenir Black" fo:font-size="26pt" style:font-size-asian="26pt" style:font-size-complex="26pt"/>
    </style:style>
    <style:style style:name="T31" style:family="text">
      <style:text-properties fo:color="#4b5164" style:font-name="Avenir LT Std3" fo:font-size="10pt" style:font-size-asian="10pt" style:font-size-complex="10pt"/>
    </style:style>
    <style:style style:name="T32" style:family="text">
      <style:text-properties fo:color="#4b5164" style:font-name="Noto Sans2" fo:font-size="10pt" style:font-name-asian="Noto Sans2" style:font-size-asian="10pt" style:font-name-complex="Noto Sans2" style:font-size-complex="10pt"/>
    </style:style>
    <style:style style:name="T33" style:family="text">
      <style:text-properties fo:font-variant="normal" fo:text-transform="none" fo:color="#1f2c4c" style:text-outline="false" style:text-line-through-style="none" style:text-line-through-type="none" style:font-name="Avenir LT Std3" fo:font-size="18pt" fo:font-style="normal" fo:text-shadow="none" style:text-underline-style="none" fo:font-weight="bold" style:letter-kerning="true" fo:background-color="transparent"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34"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350"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39" style:family="text">
      <style:text-properties fo:color="#4b5164" style:font-name="Avenir LT Std3" fo:font-size="14pt" fo:font-weight="bold" style:font-size-asian="14pt" style:font-weight-asian="bold" style:font-size-complex="14pt" style:font-weight-complex="bold"/>
    </style:style>
    <style:style style:name="T40"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bold" style:letter-kerning="true" fo:background-color="transparent" style:font-name-asian="Noto Sans2" style:font-size-asian="26pt" style:font-style-asian="normal" style:font-weight-asian="bold" style:font-name-complex="Noto Sans2"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43"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bold" style:letter-kerning="true" fo:background-color="transparent" style:font-name-asian="Noto Sans2" style:font-size-asian="14pt" style:font-style-asian="italic" style:font-weight-asian="bold" style:font-name-complex="Noto Sans2" style:font-size-complex="14pt" style:font-style-complex="italic" style:font-weight-complex="bold" style:text-emphasize="none" style:font-relief="none" style:text-overline-style="none" style:text-overline-color="font-color"/>
    </style:style>
    <style:style style:name="T45"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normal" style:letter-kerning="true" fo:background-color="transparent" style:font-name-asian="Noto Sans2" style:font-size-asian="14pt" style:font-style-asian="italic" style:font-weight-asian="normal" style:font-name-complex="Noto Sans2" style:font-size-complex="14pt" style:font-style-complex="italic" style:font-weight-complex="normal" style:text-emphasize="none" style:font-relief="none" style:text-overline-style="none" style:text-overline-color="font-color"/>
    </style:style>
    <style:style style:name="T46" style:family="text">
      <style:text-properties fo:color="#f3f4f5" style:font-name="Avenir LT Std3" fo:font-size="18pt"/>
    </style:style>
    <style:style style:name="T47" style:family="text">
      <style:text-properties fo:color="#1f2c4c" style:font-name="Avenir LT Std3" fo:font-size="14pt" style:text-underline-style="solid" style:text-underline-width="auto" style:text-underline-color="font-color" fo:font-weight="normal" style:font-size-asian="14pt" style:font-weight-asian="normal" style:font-size-complex="14pt" style:font-weight-complex="normal"/>
    </style:style>
    <style:style style:name="T48" style:family="text">
      <style:text-properties fo:color="#4b5164" style:font-name="Avenir LT Std3" fo:font-size="14pt" fo:font-style="italic" style:font-size-asian="14pt" style:font-style-asian="italic" style:font-size-complex="14pt" style:font-style-complex="italic"/>
    </style:style>
    <style:style style:name="T49" style:family="text">
      <style:text-properties fo:color="#4b5164" style:font-name="Avenir LT Std3" fo:font-size="14pt" fo:font-style="italic" style:text-underline-style="solid" style:text-underline-width="auto" style:text-underline-color="font-color" style:font-size-asian="14pt" style:font-style-asian="italic" style:font-size-complex="14pt" style:font-style-complex="italic"/>
    </style:style>
    <style:style style:name="T50" style:family="text">
      <style:text-properties fo:color="#7d808a" style:font-name="Avenir LT Std3" fo:font-size="14pt" style:font-size-asian="14pt" style:font-size-complex="14pt"/>
    </style:style>
    <style:style style:name="T51" style:family="text">
      <style:text-properties fo:color="#7d808a" style:font-name="Avenir LT Std3" fo:font-size="14pt" fo:font-weight="bold" style:font-size-asian="14pt" style:font-weight-asian="bold" style:font-size-complex="14pt" style:font-weight-complex="bold"/>
    </style:style>
    <style:style style:name="T52" style:family="text">
      <style:text-properties fo:color="#1f2c4c" style:font-name="Avenir LT Std3" fo:font-weight="bold" style:font-weight-asian="bold" style:font-weight-complex="bold"/>
    </style:style>
    <style:style style:name="T53" style:family="text">
      <style:text-properties fo:color="#800080" style:font-name="FreeMono2" fo:font-size="14pt" fo:font-weight="bold" style:font-size-asian="14pt" style:font-weight-asian="bold" style:font-size-complex="14pt" style:font-weight-complex="bold"/>
    </style:style>
    <style:style style:name="T54" style:family="text">
      <style:text-properties fo:color="#4b5164" style:font-name="FreeMono2" fo:font-size="14pt" fo:font-weight="bold" style:font-size-asian="14pt" style:font-weight-asian="bold" style:font-size-complex="14pt" style:font-weight-complex="bold"/>
    </style:style>
    <style:style style:name="T55" style:family="text">
      <style:text-properties fo:color="#8b4513" style:font-name="FreeMono2" fo:font-size="14pt" fo:font-weight="bold" style:font-size-asian="14pt" style:font-weight-asian="bold" style:font-size-complex="14pt" style:font-weight-complex="bold"/>
    </style:style>
    <style:style style:name="T56" style:family="text">
      <style:text-properties fo:color="#4682b4" style:font-name="FreeMono2" fo:font-size="14pt" fo:font-weight="bold" style:font-size-asian="14pt" style:font-weight-asian="bold" style:font-size-complex="14pt" style:font-weight-complex="bold"/>
    </style:style>
    <style:style style:name="T57" style:family="text">
      <style:text-properties fo:color="#7d808a" style:font-name="FreeMono2" fo:font-size="14pt" fo:font-weight="bold" style:font-size-asian="14pt" style:font-weight-asian="bold" style:font-size-complex="14pt" style:font-weight-complex="bold"/>
    </style:style>
    <style:style style:name="T58" style:family="text">
      <style:text-properties style:font-name="Avenir Black" fo:font-size="6pt" style:font-size-asian="6pt" style:font-size-complex="6pt"/>
    </style:style>
    <style:style style:name="T59" style:family="text">
      <style:text-properties fo:color="#ffffd7" style:font-name="Avenir Black" fo:font-size="24pt" style:font-size-asian="24pt" style:font-size-complex="24pt"/>
    </style:style>
    <style:style style:name="T60" style:family="text">
      <style:text-properties style:font-name="Avenir LT Std3" fo:font-size="11pt" style:font-size-asian="11pt" style:font-size-complex="11pt"/>
    </style:style>
    <style:style style:name="T61" style:family="text">
      <style:text-properties style:font-name="Avenir LT Std3" fo:font-size="8pt" style:font-size-asian="8pt" style:font-size-complex="8pt"/>
    </style:style>
    <style:style style:name="T62" style:family="text">
      <style:text-properties style:font-name="Avenir LT Std3" fo:font-size="9pt" style:font-size-asian="9pt" style:font-size-complex="9pt"/>
    </style:style>
    <style:style style:name="T63" style:family="text">
      <style:text-properties style:font-name="Avenir LT Std3" fo:font-size="10pt" fo:font-style="italic" style:font-size-asian="10pt" style:font-style-asian="italic" style:font-size-complex="10pt" style:font-style-complex="italic"/>
    </style:style>
    <style:style style:name="T64" style:family="text">
      <style:text-properties style:font-name="Avenir LT Std3" fo:font-size="8pt" fo:font-style="italic" style:font-size-asian="8pt" style:font-style-asian="italic" style:font-size-complex="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ES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défaut : 13</text:span></text:p>
            <text:p text:style-name="P2"><text:span text:style-name="T3">Les polices sont par défaut incluses dans le fichier texte. Utilisation d’open office Impress plutôt que Writer juste pour le style</text:span><text:span text:style-name="T4">☻</text:span><text:span text:style-name="T5"><text:line-break/></text:span><text:span text:style-name="T5"/></text:p>
            <text:p text:style-name="P2"><text:span text:style-name="T5">Avenir Black (GRAND TITRE)</text:span></text:p>
            <text:p text:style-name="P2"><text:span text:style-name="T3">Avenir (par défaut)</text:span></text:p>
            <text:p text:style-name="P2"><text:span text:style-name="T6">Noto-Sans (???)</text:span></text:p>
            <text:p text:style-name="P2"><text:span text:style-name="T3"/></text:p>
            <text:p text:style-name="P2"><text:span text:style-name="T3">Contenu attendu : 5 à 10 pages (facilement faisable)</text:span></text:p>
            <text:p text:style-name="P2"><text:span text:style-name="T3">Page de couverture(1), index(2)</text:span></text:p>
            <text:p text:style-name="P3"><text:span text:style-name="T7">Groupe, Ambiance (3)</text:span></text:p>
            <text:p text:style-name="P3"><text:span text:style-name="T7">Présentation du projet (4+)</text:span></text:p>
            <text:p text:style-name="P2"><text:span text:style-name="T3">Organisation, Partage du travail (6+)</text:span></text:p>
            <text:p text:style-name="P2"><text:span text:style-name="T3">Fonctionnement du projet (8-9)</text:span></text:p>
            <text:p text:style-name="P2"><text:span text:style-name="T3">Cahier des charges, Calendrier (10+)</text:span></text:p>
            <text:p text:style-name="P2"><text:span text:style-name="T3"/></text:p>
            <text:p text:style-name="P2"><text:span text:style-name="T3"/></text:p>
            <text:p text:style-name="P2"><text:span text:style-name="T3">Couleurs Flat Design : Inspiré des lives d’Octo</text:span></text:p>
            <text:p text:style-name="P2"><text:span text:style-name="T3">Fond clair : </text:span><text:span text:style-name="T8">Primaire (55bbab)</text:span><text:span text:style-name="T3"> </text:span><text:span text:style-name="T9">Secondaire (7bc5b8)</text:span><text:span text:style-name="T3"> </text:span><text:span text:style-name="T10">Tertiaire (a0d2c9)</text:span></text:p>
            <text:p text:style-name="P2"><text:span text:style-name="T3">Fond noir : </text:span><text:span text:style-name="T11">Primaire (1f2c4c)</text:span><text:span text:style-name="T3"> </text:span><text:span text:style-name="T12">Secondaire (4b5164)</text:span><text:span text:style-name="T3"> </text:span><text:span text:style-name="T13">Tertiaire (7d808a)</text:span></text:p>
            <text:p text:style-name="P2"><text:span text:style-name="T14">Gris 4 (edeef0)</text:span><text:span text:style-name="T3"> </text:span><text:span text:style-name="T15">Gris 5 (f3f4f5)</text:span><text:span text:style-name="T3"> [Ne sera probablement pas utilisé car trop peu visible]</text:span></text:p>
            <text:p text:style-name="P2"><text:span text:style-name="T3">Écriture : </text:span><text:span text:style-name="T16">Bleu (1f2c4c)</text:span><text:span text:style-name="T3"> </text:span><text:span text:style-name="T17">Gris (4b5164)</text:span></text:p>
            <text:p text:style-name="P2"><text:span text:style-name="T3">Le blanc reste blanc :sh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NDEX</text:span></text:p>
          </draw:text-box>
        </draw:frame>
        <draw:frame presentation:style-name="pr5" draw:text-style-name="P10" draw:layer="layout" svg:width="9.222cm" svg:height="22.7cm" svg:x="3.8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6">Display Panel Project </text:span><text:span text:style-name="T27">›</text:span><text:span text:style-name="T26"> Index</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7" draw:layer="layout" svg:width="17.949cm" svg:height="2.216cm" svg:x="2cm" svg:y="2.884cm" presentation:class="title" presentation:user-transformed="true">
          <draw:text-box>
            <text:p text:style-name="P2"><text:span text:style-name="T28">À propos</text:span></text:p>
          </draw:text-box>
        </draw:frame>
        <draw:frame presentation:style-name="pr7" draw:text-style-name="P20" draw:layer="layout" svg:width="9.222cm" svg:height="9.3cm" svg:x="1.95cm" svg:y="5.5cm" presentation:class="outline" presentation:user-transformed="true">
          <draw:text-box>
            <text:p text:style-name="P18"><text:span text:style-name="T19">⌾</text:span><text:span text:style-name="T20"> </text:span><text:span text:style-name="T20">C’est quoi notre projet ?</text:span></text:p>
            <text:p text:style-name="P19"><text:span text:style-name="T22"/></text:p>
            <text:p text:style-name="P19"><text:span text:style-name="T22">Il s’agit d’un panneau d’affichage d’informations pour un établissement scolaire, que l’on pourrait par exemple utiliser dans le hall du lycée afin de donner des nouvelles de la semaine aux élèves ou étudiants.</text:span></text:p>
            <text:p text:style-name="P19"><text:span text:style-name="T22"/></text:p>
            <text:p text:style-name="P19"><text:span text:style-name="T23">Il est composé d’une page d’affichage (celle ouverte sur l’écran du hall) ainsi qu’une page d’administration pour aider à la publication d’informations. Il a été conçu pour faire des modifications facilement et offrir une certaine liberté sur la personnalisation. Nous expliquons son fonctionnement sur son chapitre dédié, situé à la page XX.</text:span></text:p>
            <text:p text:style-name="P19"><text:span text:style-name="T24"/></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5"><text:page-number>&lt;numéro&gt;</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1" draw:layer="layout" svg:x1="1cm" svg:y1="0.8cm" svg:x2="21cm" svg:y2="0.8cm">
            <text:p/>
          </draw:line>
          <draw:line draw:style-name="gr12" draw:text-style-name="P21" draw:layer="layout" svg:x1="21cm" svg:y1="0.7cm" svg:x2="1cm" svg:y2="0.7cm">
            <text:p/>
          </draw:line>
        </draw:g>
        <draw:frame draw:style-name="gr9" draw:text-style-name="P16" draw:layer="layout" svg:width="5.8cm" svg:height="1.4cm" svg:x="1cm" svg:y="0cm">
          <draw:text-box>
            <text:p><text:span text:style-name="T26">Display Panel Project </text:span><text:span text:style-name="T27">›</text:span><text:span text:style-name="T26"> À 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8" draw:text-style-name="P20" draw:layer="layout" svg:width="7.05cm" svg:height="9.3cm" svg:x="12.1cm" svg:y="5.4cm" presentation:class="outline" presentation:user-transformed="true">
          <draw:text-box>
            <text:p text:style-name="P18"><text:span text:style-name="T19">⌾</text:span><text:span text:style-name="T20"> </text:span><text:span text:style-name="T20">L’idée ?</text:span></text:p>
            <text:p text:style-name="P19"><text:span text:style-name="T22"/></text:p>
            <text:p text:style-name="P19"><text:span text:style-name="T22">Le projet d’ISN devait être le plus simple possible, et nous avons essayé de chercher en plus une idée banale mais qui pouvait se montrer bien plus complète qu’il ne le paraît !</text:span></text:p>
            <text:p text:style-name="P19"><text:span text:style-name="T22"/></text:p>
            <text:p text:style-name="P19"><text:span text:style-name="T23">Nous avons remarqué que les panneaux d’affichage de trains étaient codés par une page web. Le panneau du hall de notre lycée étant un peu limité, nous avons voulu lui donner une petite amélioration tout en reposant sur les langages web. Explication page suivante !</text:span></text:p>
            <text:p text:style-name="P19"><text:span text:style-name="T24"/></text:p>
          </draw:text-box>
        </draw:frame>
        <draw:custom-shape draw:style-name="gr13" draw:text-style-name="P23" draw:layer="layout" svg:width="5cm" svg:height="5.1cm" svg:x="14.4cm" svg:y="20.8cm">
          <text:p text:style-name="P22"><text:span text:style-name="T29">1. La page d’édition</text:span></text:p>
          <text:p text:style-name="P22"><text:span text:style-name="T29">d’articles</text:span></text:p>
          <text:p text:style-name="P22"><text:span text:style-name="T29"><text:line-break/></text:span><text:span text:style-name="T29">2. La page de gestion</text:span></text:p>
          <text:p text:style-name="P22"><text:span text:style-name="T29">des comptes</text:span></text:p>
          <text:p text:style-name="P22"><text:span text:style-name="T29"/></text:p>
          <text:p text:style-name="P22"><text:span text:style-name="T29">3. La page d’accueil,</text:span></text:p>
          <text:p text:style-name="P22"><text:span text:style-name="T29">celle qui pourrait</text:span></text:p>
          <text:p text:style-name="P22"><text:span text:style-name="T29">être potentiellement</text:span></text:p>
          <text:p text:style-name="P22"><text:span text:style-name="T29">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ÉQUIPE ET OUTILS</text:span></text:p>
          </draw:text-box>
        </draw:frame>
        <draw:frame presentation:style-name="pr9" draw:text-style-name="P10" draw:layer="layout" svg:width="9.222cm" svg:height="5.7cm" svg:x="1.95cm" svg:y="5.5cm" presentation:class="outline" presentation:user-transformed="true">
          <draw:text-box>
            <text:p text:style-name="P8"><text:span text:style-name="T19">⌾</text:span><text:span text:style-name="T20"> </text:span><text:span text:style-name="T20">Notre équipe</text:span></text:p>
            <text:p text:style-name="P9"><text:span text:style-name="T22"/></text:p>
            <text:p text:style-name="P9"><text:span text:style-name="T22">Nous avons été trois à faire le projet. Nous nous présentons ici simplement en répondant aux questions ci-contre.</text:span></text:p>
            <text:p text:style-name="P24"><text:span text:style-name="T22"/></text:p>
            <text:p text:style-name="P9"><text:span text:style-name="T23">Nous aurons nos propres pages dédiées qui en diront plus sur nous, notre ressenti et notre avis sur le projet.</text:span></text:p>
          </draw:text-box>
        </draw:frame>
        <draw:frame presentation:style-name="pr10" draw:text-style-name="P10" draw:layer="layout" svg:width="9.222cm" svg:height="22.714cm" svg:x="11.45cm" svg:y="5.486cm" presentation:class="outline" presentation:user-transformed="true">
          <draw:text-box>
            <text:p text:style-name="P8"><text:span text:style-name="T19">⌾</text:span><text:span text:style-name="T20"> </text:span><text:span text:style-name="T20">Les questions de présentations</text:span></text:p>
            <text:p text:style-name="P9"><text:span text:style-name="T30">1.</text:span><text:span text:style-name="T23"> Qui est-tu ? Quel est le domaine que tu maîtrises le mieux en informatique ?</text:span></text:p>
            <text:p text:style-name="P9"><text:span text:style-name="T30">2.</text:span><text:span text:style-name="T23"> Quelle utilisation fais-tu avec l’informatique ?</text:span></text:p>
            <text:p text:style-name="P9"><text:span text:style-name="T30">3.</text:span><text:span text:style-name="T23"> Que voudrais-tu faire plus tard ?</text:span></text:p>
            <text:p text:style-name="P9"><text:span text:style-name="T30">4.</text:span><text:span text:style-name="T23"> Que penses-tu du projet ?</text:span></text:p>
            <text:p text:style-name="P9"/>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5"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Panel Project </text:span><text:span text:style-name="T32">›</text:span><text:span text:style-name="T31"> Équipe et outils</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1" draw:text-style-name="P20" draw:layer="layout" svg:width="9.222cm" svg:height="27.2cm" svg:x="0.65cm" svg:y="1.6cm" presentation:class="outline" presentation:user-transformed="true">
          <draw:text-box>
            <text:p text:style-name="P27"><text:span text:style-name="T33">⌾</text:span><text:span text:style-name="T34"> </text:span><text:span text:style-name="T34">Les langages de programmation utilisés</text:span></text:p>
            <text:p text:style-name="P28"><text:span text:style-name="T35"/></text:p>
            <text:p text:style-name="P29"><text:span text:style-name="T35">Nous avons utilisé les langages web basiques : HTML 5, CSS 3 et PHP 7 avec MySQL. Nous avons aussi ajouté un peu de JavaScript (de manière très modérée) côté client.</text:span></text:p>
            <text:p text:style-name="P29"><text:span text:style-name="T35"/></text:p>
            <text:p text:style-name="P29"><text:span text:style-name="T36">De nos jours, les langages web sont partout. À la fois dans les sites internets, ils sont maintenant sous forme d’appli-cations natives sans que nous le remarquions vraiment (citons l’éditeur de texte Atom, la messagerie Discord ou l’excellent jeu CrossCode, ainsi que le fameux panneau d’affichage du RER D...) et il y a une raison : les navigateurs web sont de nos jour truffés de superbes éléments pour la création de logiciels. Contrairement à pygame, faire une interface graphique en langage web est beaucoup plus rapide et efficace : plus besoin de coder le moteur de rendu, juste dire au navigateur que l’on veut en affichage en ayant au préalable travaillé sur le traitement de la page au niveau serveur (« back-end »). Tant que nous parlons de serveur, le langage PHP est plutôt facile à apprendre pour les débutants tout en restant accessible. Il est aujourd'hui aisé de trouver un hébergement PHP gratuit (ou même « libre ») pour commencer.</text:span></text:p>
            <text:p text:style-name="P30"><text:span text:style-name="T33">⌾</text:span><text:span text:style-name="T34"> </text:span><text:span text:style-name="T34">Les outils supplémentaires</text:span></text:p>
            <text:p text:style-name="P29"><text:span text:style-name="T35"/></text:p>
            <text:p text:style-name="P29"><text:span text:style-name="T35">Mis à part l’installation d’un serveur web, nous avons aussi utilisé d’autres outils :</text:span></text:p>
            <text:p text:style-name="P29"><text:span text:style-name="T35"/></text:p>
            <text:p text:style-name="P29"><text:span text:style-name="T37">1.</text:span><text:span text:style-name="T36"> </text:span><text:span text:style-name="T38">Git </text:span><text:span text:style-name="T36">: Cet outil de versionnage est un incontournable dans la programmation. </text:span></text:p>
            <text:p text:style-name="P29"><text:span text:style-name="T36">Nous l’avons au départ choisi afin d’avoir un historique des changements et pouvoir «remonter dans le temps» au cas</text:span></text:p>
          </draw:text-box>
        </draw:frame>
        <draw:frame presentation:style-name="pr12" draw:text-style-name="P33" draw:layer="layout" svg:width="9.222cm" svg:height="30.8cm" svg:x="10.15cm" svg:y="1.6cm" presentation:class="outline" presentation:user-transformed="true">
          <draw:text-box>
            <text:p text:style-name="P31"><text:span text:style-name="T36">où on aurait besoin de faire des captures d’écrans, de voir ce qui a causé un bug… Couplé à Github, il s’est finalement relevé très utile durant le confinement du Coronavirus de 2020 ainsi que pour la création de notre cahier des charges.</text:span></text:p>
            <text:p text:style-name="P32"><text:span text:style-name="T30">2.</text:span><text:span text:style-name="T23"> </text:span><text:span text:style-name="T39">Atom </text:span><text:span text:style-name="T23">: Cet éditeur de texte créé par Github est facilement customisable par des extensions (tel que teletype pour collaborer en temps réel) et a l’avantage d’inclure par défaut git : on installe un seul logiciel pour le prix de deux !</text:span></text:p>
            <text:p text:style-name="P32"><text:span text:style-name="T30">3.</text:span><text:span text:style-name="T23"> </text:span><text:span text:style-name="T39">Libre Office Impress</text:span><text:span text:style-name="T23"> : Contrairement à Writer, Impress laisse plus de liberté sur la mise en forme d’un document texte, en particulier pour ajouter des formes et du texte un peu partout sur la page. Réglé sur des diapos de taille A4, il est possible d’imprimer : la preuve est devant vos yeux.</text:span></text:p>
            <text:p text:style-name="P32"><text:span text:style-name="T23"/></text:p>
            <text:p text:style-name="P32"><text:span text:style-name="T33">⌾</text:span><text:span text:style-name="T34"> </text:span><text:span text:style-name="T34">Les ressources supplémentaires :</text:span></text:p>
            <text:p text:style-name="P32"><text:span text:style-name="T40">Le texte c’est utile. Nous avons utilisé :</text:span></text:p>
            <text:p text:style-name="P32"><text:span text:style-name="T41">1.</text:span><text:span text:style-name="T42"> La documentation PHP </text:span><text:span text:style-name="T43">: La référence ultime, téléchargée hors ligne au besoin.</text:span></text:p>
            <text:p text:style-name="P32"><text:span text:style-name="T41">2.</text:span><text:span text:style-name="T42"> Culture Code </text:span><text:span text:style-name="T44">de OCTO</text:span><text:span text:style-name="T42"> :</text:span><text:span text:style-name="T43"> Ce live a été offert à Logan. Il était très joli et on s’en est servi de base pour le design du dossier. Mais il est aussi rempli de méthodes de gestion de projets et nous les avons un peu essayé. Logan donnera son avis dessus.</text:span></text:p>
            <text:p text:style-name="P32"><text:span text:style-name="T41">3.</text:span><text:span text:style-name="T42"> Google : </text:span><text:span text:style-name="T43">Nous avons appris que la programmation, c’est 10 % d’écriture, 20 % d’erreurs, et 70 % de recherche google pour trouver la solution à l’erreur… Mais pas d’inquiétude, on a écrit notre code nous même ! <text:s/></text:span><text:span text:style-name="T45">En parlant de meme, nous en avons ajouté un dans la dernière page de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4" draw:layer="layout" svg:width="1cm" svg:height="0.962cm" svg:x="20cm" svg:y="14.269cm">
          <draw:text-box>
            <text:p text:style-name="P2"><text:span text:style-name="T46"><text:page-number>&lt;numéro&gt;</text:page-number></text:span></text:p>
          </draw:text-box>
        </draw:fram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2">
          <draw:page-thumbnail draw:style-name="gr1" draw:layer="layout" svg:width="19.798cm" svg:height="11.136cm" svg:x="0.6cm" svg:y="2.257cm" draw:page-number="5" presentation:class="page"/>
          <draw:frame presentation:style-name="pr6" draw:text-style-name="P3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FONCTIONNEMENT</text:span></text:p>
          </draw:text-box>
        </draw:frame>
        <draw:frame presentation:style-name="pr13" draw:text-style-name="P33" draw:layer="layout" svg:width="9.222cm" svg:height="22.7cm" svg:x="1.95cm" svg:y="5.5cm" presentation:class="outline" presentation:user-transformed="true">
          <draw:text-box>
            <text:p text:style-name="P31"><text:span text:style-name="T19">⌾</text:span><text:span text:style-name="T20"> </text:span><text:span text:style-name="T20">Quelles sont les grandes lignes du programme</text:span></text:p>
            <text:p text:style-name="P32"><text:span text:style-name="T22"/></text:p>
            <text:p text:style-name="P32"><text:span text:style-name="T22">La structure du programme est en fait définie dans l’arborescence, et elle est plutôt simple…</text:span></text:p>
            <text:p text:style-name="P32"><text:span text:style-name="T22">Il y a une section pour l’affichage du panneau, et une section pour la gestion. Il y a aussi une section « invisible » qui est la partie stockage.</text:span></text:p>
            <text:p text:style-name="P32"><text:span text:style-name="T22">La section gestion est elle-même coupée en deux parties : la gestion des news et la gestion des comptes (utilisée par les absences de professeurs et anniversaires).</text:span></text:p>
            <text:p text:style-name="P32"><text:span text:style-name="T22"/></text:p>
            <text:p text:style-name="P32"><text:span text:style-name="T47">Notons que ce chapitre n’explique pas notre démarche et méthode : il rends compte du fonctionnement théorique choisi au départ. Il y a eu des changements entre ce compte rendu et le fonctionnement final (expliqués dans les parties liées à la démarche et erreurs rencontrées).</text:span></text:p>
            <text:p text:style-name="P32"><text:span text:style-name="T22"/></text:p>
            <text:p text:style-name="P32"><text:span text:style-name="T19">⌾</text:span><text:span text:style-name="T20"> </text:span><text:span text:style-name="T20">La partie stockage</text:span></text:p>
            <text:p text:style-name="P32"><text:span text:style-name="T23">Nous avons choisi de stocker les comptes dans une base de données et les articles dans des fichiers tels quels.</text:span></text:p>
            <text:p text:style-name="P32"><text:span text:style-name="T23"/></text:p>
            <text:p text:style-name="P32"><text:span text:style-name="T23">Logiquement, les comptes sont stockés dans la table intitulée «</text:span><text:span text:style-name="T48"> accounts </text:span><text:span text:style-name="T23">», ce qui fait que notre base de données </text:span><text:span text:style-name="T49">(sera abrégée db pour database tout au long du reste du dossier)</text:span><text:span text:style-name="T23"> ne contient qu’une table.</text:span></text:p>
            <text:p text:style-name="P32"><text:span text:style-name="T23">Celle-ci contient les colonnes pour le nom, l’anniversaire qui pourrait être affiché à l’écran et une valeur booléenne </text:span></text:p>
            <text:p text:style-name="P32"><text:span text:style-name="T23"/></text:p>
            <text:p text:style-name="P32"><text:span text:style-name="T23"/></text:p>
          </draw:text-box>
        </draw:frame>
        <draw:frame presentation:style-name="pr14" draw:text-style-name="P20" draw:layer="layout" svg:width="9.222cm" svg:height="22.714cm" svg:x="11.45cm" svg:y="5.486cm" presentation:class="outline" presentation:user-transformed="true">
          <draw:text-box>
            <text:p text:style-name="P18"><text:span text:style-name="T50">qui détermine si la personne est présente ou absente (ne sera utilisé que sur les professeurs).</text:span></text:p>
            <text:p text:style-name="P19"><text:span text:style-name="T50">Ainsi, l’affichage des anniversaires sur le panneau sera automatique, ce qui épargnera un peu de temps à l’admin.</text:span></text:p>
            <text:p text:style-name="P19"><text:span text:style-name="T22"/></text:p>
            <text:p text:style-name="P19"><text:span text:style-name="T19">⌾</text:span><text:span text:style-name="T20"> </text:span><text:span text:style-name="T20">Partie affichage</text:span></text:p>
            <text:p text:style-name="P19"><text:span text:style-name="T22"/></text:p>
            <text:p text:style-name="P36"><text:span text:style-name="T50">Au tout début du projet, la première démarche a été de faire des schémas de la partie affichage pour ensuite déduire ce qu’il faudra faire sur les autres parties.</text:span></text:p>
            <text:p text:style-name="P36"><text:span text:style-name="T50">En plus d’avoir l’heure, de la date et des news, nous avons voulu afficher en plus les anniversaires des personnes, les professeurs absents et éventuellement la particularité du jour (si c’est la journée internationale des câlins par exemple) si le temps nous le permet.</text:span></text:p>
            <text:p text:style-name="P36"><text:span text:style-name="T50"/></text:p>
            <text:p text:style-name="P36"><text:span text:style-name="T50">Pour cela, le programme devrait récupérer </text:span><text:span text:style-name="T51">l’heure</text:span><text:span text:style-name="T50"> locale et utiliser du javascript pour mettre à jour l’heure. Ou bien de recharger la page toutes les minutes automatiquement.</text:span></text:p>
            <text:p text:style-name="P36"><text:span text:style-name="T50">Pour les </text:span><text:span text:style-name="T51">anniversaires</text:span><text:span text:style-name="T50">, il suffirait de sélectionner avec la db les personnes qui auraient dans le champ « date d’anni-versaire » la même date qu’aujourd’hui.</text:span></text:p>
            <text:p text:style-name="P36"><text:span text:style-name="T50">Pour les </text:span><text:span text:style-name="T51">profs absents</text:span><text:span text:style-name="T50">, sélectionner les comptes dans la db qui possèdent la valeur « est prof » et « est absent ».</text:span></text:p>
            <text:p text:style-name="P36"><text:span text:style-name="T50">Si la fonction de la </text:span><text:span text:style-name="T51">particularité du jour</text:span><text:span text:style-name="T50"> est envisagée, alors on pourrait utiliser une base de données, ou un tableau php de 365 valeur et sélectionner celle qui correspond au bon jour.</text:span></text:p>
            <text:p text:style-name="P36"><text:span text:style-name="T50">Enfin, pour les </text:span><text:span text:style-name="T51">articles</text:span><text:span text:style-name="T50">, tous les afficher et se débrouiller pour faire des transitions à intervalle régulier. Ou alors, si l’option recharger la page toutes les minutes est choisie, on pourrait faire en sorte d’afficher une page différente à chaque chargement de pages.</text:span></text:p>
            <text:p text:style-name="P19"><text:span text:style-name="T22"/></text:p>
            <text:p text:style-name="P19"><text:span text:style-name="T52"/></text:p>
            <text:p text:style-name="P1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37" draw:layer="layout" svg:width="1cm" svg:height="0.962cm" svg:x="0cm" svg:y="14.269cm">
          <draw:text-box>
            <text:p text:style-name="P13"><text:span text:style-name="T46"><text:page-number>&lt;numéro&gt;</text:page-number></text:span></text:p>
          </draw:text-box>
        </draw:fram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Panel Project </text:span><text:span text:style-name="T32">›</text:span><text:span text:style-name="T31"> Titre du chapitre</text:span></text:p>
          </draw:text-box>
        </draw:frame>
        <presentation:notes draw:style-name="dp2">
          <draw:page-thumbnail draw:style-name="gr1" draw:layer="layout" svg:width="19.798cm" svg:height="11.136cm" svg:x="0.6cm" svg:y="2.257cm" draw:page-number="6" presentation:class="page"/>
          <draw:frame presentation:style-name="pr6" draw:text-style-name="P3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custom-shape draw:style-name="gr18" draw:text-style-name="P6" draw:layer="layout" svg:width="18.6cm" svg:height="11cm" svg:x="0.6cm" svg:y="18cm">
          <text:p/>
          <draw:enhanced-geometry svg:viewBox="0 0 21600 21600" draw:type="rectangle" draw:enhanced-path="M 0 0 L 21600 0 21600 21600 0 21600 0 0 Z N"/>
        </draw:custom-shape>
        <draw:frame presentation:style-name="pr15" draw:text-style-name="P10" draw:layer="layout" svg:width="9.222cm" svg:height="26.6cm" svg:x="0.65cm" svg:y="1.6cm" presentation:class="outline" presentation:user-transformed="true">
          <draw:text-box>
            <text:p text:style-name="P8"><text:span text:style-name="T19">⌾</text:span><text:span text:style-name="T20"> </text:span><text:span text:style-name="T20">Partie gestion des articles</text:span></text:p>
            <text:p text:style-name="P9"><text:span text:style-name="T23"/></text:p>
            <text:p text:style-name="P19"><text:span text:style-name="T23">Nous avons choisi d’utiliser des fichiers texte pour le stockage des articles, sans doute parce-que cela est plus simple.</text:span></text:p>
            <text:p text:style-name="P19"><text:span text:style-name="T23"/></text:p>
            <text:p text:style-name="P19"><text:span text:style-name="T23">Nous avons réfléchi à une page listant tous les articles (et qui permet de les supprimer ou d’en ajouter de nouveaux), et une page pour éditer le contenu des articles.</text:span></text:p>
            <text:p text:style-name="P19"><text:span text:style-name="T23"/></text:p>
            <text:p text:style-name="P19"><text:span text:style-name="T23">La page d’édition serait une simple zone de texte, où elle récupérerait le nom de l’article en paramètre GET et modifierai directement le fichier au clic du bouton de sauvegarde.</text:span></text:p>
            <text:p text:style-name="P19"><text:span text:style-name="T23">Nous envisageons peut être de le remplacer par un éditeur WYSIWYG (what you see is what you get, un éditeur de style en temps réel) mais est-ce que cela vaut vraiment le coût, sachant que nous avons peu de temps.</text:span></text:p>
            <text:p text:style-name="P19"><text:span text:style-name="T23">En effet, il sera possible d’ajouter dans l’article du code HTML pour afficher des styles spéciaux et laisser plus de personnalisation à l’administrateur.</text:span></text:p>
            <text:p text:style-name="P19"><text:span text:style-name="T23"/></text:p>
            <text:p text:style-name="P19"><text:span text:style-name="T23">Nous avons aussi réfléchi à la possibilité d’ajouter des images de fond ou directement dans l’article, mais là encore, que si le temps nous le permet.</text:span></text:p>
            <text:p text:style-name="P9"><text:span text:style-name="T24"/></text:p>
          </draw:text-box>
        </draw:frame>
        <draw:frame presentation:style-name="pr16" draw:text-style-name="P10" draw:layer="layout" svg:width="9.222cm" svg:height="26.6cm" svg:x="10.15cm" svg:y="1.8cm" presentation:class="outline" presentation:user-transformed="true">
          <draw:text-box>
            <text:p text:style-name="P8"><text:span text:style-name="T19">⌾</text:span><text:span text:style-name="T20"> </text:span><text:span text:style-name="T20">Partie gestion des comptes</text:span></text:p>
            <text:p text:style-name="P9"><text:span text:style-name="T23"/></text:p>
            <text:p text:style-name="P9"><text:span text:style-name="T23">Les comptes sont stockés dans une base de données. Nous avons alors choisi une page pour afficher tous les comptes, une pour créer des comptes, et une pour modifier leurs statut.</text:span></text:p>
            <text:p text:style-name="P9"><text:span text:style-name="T23"/></text:p>
            <text:p text:style-name="P9"><text:span text:style-name="T23">La page d’édition est exactement comme la page de création sauf qu’elle modifie les valeurs de la base de données au lieu de supprimer.</text:span></text:p>
            <text:p text:style-name="P9"><text:span text:style-name="T23">La liste des comptes permet de modifier rapidement si la personne est absente ou pas, car il s’agit de la seule valeur à modifier tous les jours.</text:span></text:p>
            <text:p text:style-name="P9"><text:span text:style-name="T23"/></text:p>
            <text:p text:style-name="P9"><text:span text:style-name="T19">⌾</text:span><text:span text:style-name="T20"> </text:span><text:span text:style-name="T20">Fichier de fonctions</text:span></text:p>
            <text:p text:style-name="P9"><text:span text:style-name="T22"/></text:p>
            <text:p text:style-name="P9"><text:span text:style-name="T23">Afin d’automatiser nos tâches, nous avons réfléchi à un fichier contenant plein de fonctions à inclure à chaque début de fichiers, en particulier pour faire des manipulations avec la base de données et les vérifications de droits. Exemple en code :</text:span></text:p>
            <text:p text:style-name="P9"><text:span text:style-name="T23"/></text:p>
            <text:p text:style-name="P9"><text:span text:style-name="T53">Include</text:span><text:span text:style-name="T54"> </text:span><text:span text:style-name="T55">‘../functions.php’</text:span></text:p>
            <text:p text:style-name="P38"><text:span text:style-name="T56">AbortIfNotAdmin</text:span><text:span text:style-name="T54">()</text:span></text:p>
            <text:p text:style-name="P38"><text:span text:style-name="T57">// continue ssi connecté en tant qu’admin sinon erreur</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4" draw:layer="layout" svg:width="1cm" svg:height="0.962cm" svg:x="20cm" svg:y="14.269cm">
          <draw:text-box>
            <text:p text:style-name="P2"><text:span text:style-name="T46"><text:page-number>&lt;numéro&gt;</text:page-number></text:span></text:p>
          </draw:text-box>
        </draw:frame>
        <draw:polygon draw:style-name="gr10" draw:text-style-name="P12" draw:layer="layout" svg:width="1.399cm" svg:height="1.399cm" svg:x="0.4cm" svg:y="27.8cm" svg:viewBox="0 0 1400 1400" draw:points="0,1400 0,1000 0,0 400,0 400,1000 1400,1000 1400,1400 400,1400">
          <text:p/>
        </draw:polygon>
        <draw:polygon draw:style-name="gr10" draw:text-style-name="P12" draw:layer="layout" svg:width="1.399cm" svg:height="1.399cm" svg:x="18cm" svg:y="17.8cm" svg:viewBox="0 0 1400 1400" draw:points="1400,0 1400,400 1400,1400 1000,1400 1000,400 0,400 0,0 1000,0">
          <text:p/>
        </draw:polygon>
        <draw:g>
          <draw:line draw:style-name="gr15" draw:text-style-name="P21" draw:layer="layout" svg:x1="0cm" svg:y1="0.8cm" svg:x2="21cm" svg:y2="0.8cm">
            <text:p/>
          </draw:line>
          <draw:line draw:style-name="gr16" draw:text-style-name="P21" draw:layer="layout" svg:x1="21cm" svg:y1="0.7cm" svg:x2="0cm" svg:y2="0.7cm">
            <text:p/>
          </draw:line>
        </draw:g>
        <draw:g>
          <draw:path draw:style-name="gr19" draw:text-style-name="P39" draw:layer="layout" svg:width="1.8cm" svg:height="2.4cm" svg:x="1.198cm" svg:y="23.401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custom-shape draw:style-name="gr20" draw:text-style-name="P40" draw:layer="layout" svg:width="1.801cm" svg:height="2.401cm" svg:x="5.2cm" svg:y="25.6cm">
            <text:p text:style-name="P40"><text:span text:style-name="T58"/></text:p>
            <text:p text:style-name="P40"><text:span text:style-name="T59">&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1" draw:layer="layout" svg:width="1.801cm" svg:height="2.401cm" svg:x="1.198cm" svg:y="20.001cm">
            <text:p text:style-name="P40"><text:span text:style-name="T58"/></text:p>
            <text:p text:style-name="P40"><text:span text:style-name="T59">{.}</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39" draw:layer="layout" svg:width="1.8cm" svg:height="2.4cm" svg:x="9.599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path draw:style-name="gr19" draw:text-style-name="P39" draw:layer="layout" svg:width="1.301cm" svg:height="1.735cm" svg:x="13.971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39" draw:layer="layout" svg:width="1.301cm" svg:height="1.735cm" svg:x="15.707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39" draw:layer="layout" svg:width="1.301cm" svg:height="1.735cm" svg:x="17.298cm" svg:y="19.728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custom-shape draw:style-name="gr22" draw:text-style-name="P25" draw:layer="layout" svg:width="1.55cm" svg:height="2.2cm" svg:x="5.4cm" svg:y="18.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41" draw:layer="layout" svg:width="1.801cm" svg:height="2.401cm" svg:x="16.799cm" svg:y="22.2cm">
            <text:p text:style-name="P40"><text:span text:style-name="T58"/></text:p>
            <text:p text:style-name="P40"><text:span text:style-name="T59">{.}</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39" draw:layer="layout" svg:width="1.8cm" svg:height="2.4cm" svg:x="13.2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frame draw:style-name="gr23" draw:text-style-name="P42" draw:layer="layout" svg:width="3.2cm" svg:height="0.64cm" svg:x="1.2cm" svg:y="22.402cm">
            <draw:text-box>
              <text:p><text:span text:style-name="T60">index.css</text:span></text:p>
            </draw:text-box>
          </draw:frame>
          <draw:frame draw:style-name="gr23" draw:text-style-name="P42" draw:layer="layout" svg:width="3.2cm" svg:height="0.64cm" svg:x="16.4cm" svg:y="24.6cm">
            <draw:text-box>
              <text:p><text:span text:style-name="T60">gestion.css</text:span></text:p>
            </draw:text-box>
          </draw:frame>
          <draw:frame draw:style-name="gr23" draw:text-style-name="P42" draw:layer="layout" svg:width="3.2cm" svg:height="0.64cm" svg:x="1cm" svg:y="26cm">
            <draw:text-box>
              <text:p><text:span text:style-name="T60">Index.php</text:span></text:p>
            </draw:text-box>
          </draw:frame>
          <draw:frame draw:style-name="gr23" draw:text-style-name="P42" draw:layer="layout" svg:width="3.2cm" svg:height="0.64cm" svg:x="9cm" svg:y="24.76cm">
            <draw:text-box>
              <text:p><text:span text:style-name="T60">functions.php</text:span></text:p>
            </draw:text-box>
          </draw:frame>
          <draw:frame draw:style-name="gr23" draw:text-style-name="P42" draw:layer="layout" svg:width="3.2cm" svg:height="0.64cm" svg:x="13cm" svg:y="24.56cm">
            <draw:text-box>
              <text:p><text:span text:style-name="T60">Index.php</text:span></text:p>
            </draw:text-box>
          </draw:frame>
          <draw:frame draw:style-name="gr24" draw:text-style-name="P43" draw:layer="layout" svg:width="2.314cm" svg:height="0.535cm" svg:x="15.563cm" svg:y="21.465cm">
            <draw:text-box>
              <text:p><text:span text:style-name="T61">create.php</text:span></text:p>
            </draw:text-box>
          </draw:frame>
          <draw:frame draw:style-name="gr24" draw:text-style-name="P43" draw:layer="layout" svg:width="2.314cm" svg:height="0.535cm" svg:x="13.827cm" svg:y="21.465cm">
            <draw:text-box>
              <text:p><text:span text:style-name="T61">Index.php</text:span></text:p>
            </draw:text-box>
          </draw:frame>
          <draw:frame draw:style-name="gr24" draw:text-style-name="P43" draw:layer="layout" svg:width="2.314cm" svg:height="0.535cm" svg:x="17.2cm" svg:y="21.465cm">
            <draw:text-box>
              <text:p><text:span text:style-name="T61">edit.php</text:span></text:p>
            </draw:text-box>
          </draw:frame>
          <draw:g>
            <draw:custom-shape draw:style-name="gr25" draw:text-style-name="P12" draw:layer="layout" svg:width="1.8cm" svg:height="1.2cm" svg:x="11.4cm" svg:y="19.6cm">
              <text:p/>
              <draw:enhanced-geometry svg:viewBox="0 0 21600 21600" draw:type="rectangle" draw:enhanced-path="M 0 0 L 21600 0 21600 21600 0 21600 0 0 Z N"/>
            </draw:custom-shape>
            <draw:custom-shape draw:style-name="gr26" draw:text-style-name="P44" draw:layer="layout" svg:width="1.8cm" svg:height="0.2cm" svg:x="11.4cm" svg:y="19.4cm">
              <text:p/>
              <draw:enhanced-geometry svg:viewBox="0 0 21600 21600" draw:type="rectangle" draw:enhanced-path="M 0 0 L 21600 0 21600 21600 0 21600 0 0 Z N"/>
            </draw:custom-shape>
            <draw:custom-shape draw:style-name="gr27" draw:text-style-name="P44" draw:layer="layout" svg:width="0.6cm" svg:height="0.4cm" svg:x="11.4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12" draw:layer="layout" svg:width="1.8cm" svg:height="1.2cm" svg:x="9cm" svg:y="18.8cm">
              <text:p/>
              <draw:enhanced-geometry svg:viewBox="0 0 21600 21600" draw:type="rectangle" draw:enhanced-path="M 0 0 L 21600 0 21600 21600 0 21600 0 0 Z N"/>
            </draw:custom-shape>
            <draw:custom-shape draw:style-name="gr26" draw:text-style-name="P44" draw:layer="layout" svg:width="1.8cm" svg:height="0.2cm" svg:x="9cm" svg:y="18.6cm">
              <text:p/>
              <draw:enhanced-geometry svg:viewBox="0 0 21600 21600" draw:type="rectangle" draw:enhanced-path="M 0 0 L 21600 0 21600 21600 0 21600 0 0 Z N"/>
            </draw:custom-shape>
            <draw:custom-shape draw:style-name="gr27" draw:text-style-name="P44" draw:layer="layout" svg:width="0.6cm" svg:height="0.4cm" svg:x="9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9" draw:text-style-name="P39" draw:layer="layout" svg:width="1.301cm" svg:height="1.735cm" svg:x="13.771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39" draw:layer="layout" svg:width="1.301cm" svg:height="1.735cm" svg:x="15.507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frame draw:style-name="gr24" draw:text-style-name="P43" draw:layer="layout" svg:width="2.314cm" svg:height="0.535cm" svg:x="15.363cm" svg:y="27.937cm">
            <draw:text-box>
              <text:p><text:span text:style-name="T61">edit.php</text:span></text:p>
            </draw:text-box>
          </draw:frame>
          <draw:frame draw:style-name="gr24" draw:text-style-name="P43" draw:layer="layout" svg:width="2.314cm" svg:height="0.535cm" svg:x="13.627cm" svg:y="27.937cm">
            <draw:text-box>
              <text:p><text:span text:style-name="T61">Index.php</text:span></text:p>
            </draw:text-box>
          </draw:frame>
          <draw:g>
            <draw:custom-shape draw:style-name="gr25" draw:text-style-name="P12" draw:layer="layout" svg:width="1.8cm" svg:height="1.2cm" svg:x="11.2cm" svg:y="26cm">
              <text:p/>
              <draw:enhanced-geometry svg:viewBox="0 0 21600 21600" draw:type="rectangle" draw:enhanced-path="M 0 0 L 21600 0 21600 21600 0 21600 0 0 Z N"/>
            </draw:custom-shape>
            <draw:custom-shape draw:style-name="gr26" draw:text-style-name="P44" draw:layer="layout" svg:width="1.8cm" svg:height="0.2cm" svg:x="11.2cm" svg:y="25.8cm">
              <text:p/>
              <draw:enhanced-geometry svg:viewBox="0 0 21600 21600" draw:type="rectangle" draw:enhanced-path="M 0 0 L 21600 0 21600 21600 0 21600 0 0 Z N"/>
            </draw:custom-shape>
            <draw:custom-shape draw:style-name="gr27" draw:text-style-name="P44" draw:layer="layout" svg:width="0.6cm" svg:height="0.4cm" svg:x="11.2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8" draw:text-style-name="P45" draw:layer="layout" svg:width="1.8cm" svg:height="0.569cm" svg:x="9cm" svg:y="20.2cm">
            <draw:text-box>
              <text:p><text:span text:style-name="T62">gestion/</text:span></text:p>
            </draw:text-box>
          </draw:frame>
          <draw:frame draw:style-name="gr29" draw:text-style-name="P45" draw:layer="layout" svg:width="2.2cm" svg:height="0.887cm" svg:x="11.4cm" svg:y="20.831cm">
            <draw:text-box>
              <text:p><text:span text:style-name="T62">accounts/</text:span></text:p>
            </draw:text-box>
          </draw:frame>
          <draw:frame draw:style-name="gr30" draw:text-style-name="P45" draw:layer="layout" svg:width="1.8cm" svg:height="1.369cm" svg:x="11cm" svg:y="27.2cm">
            <draw:text-box>
              <text:p><text:span text:style-name="T62">news/</text:span></text:p>
            </draw:text-box>
          </draw:frame>
          <draw:custom-shape draw:style-name="gr31" draw:text-style-name="P46" draw:layer="layout" svg:width="9.8cm" svg:height="10cm" svg:x="9cm" svg:y="19cm">
            <text:p/>
            <draw:enhanced-geometry svg:viewBox="0 0 21600 21600" draw:type="rectangle" draw:enhanced-path="M 0 0 L 21600 0 21600 21600 0 21600 0 0 Z N"/>
          </draw:custom-shape>
          <draw:custom-shape draw:style-name="gr32" draw:text-style-name="P46" draw:layer="layout" svg:width="7.2cm" svg:height="2.4cm" svg:x="11.4cm" svg:y="19.6cm">
            <text:p/>
            <draw:enhanced-geometry svg:viewBox="0 0 21600 21600" draw:type="rectangle" draw:enhanced-path="M 0 0 L 21600 0 21600 21600 0 21600 0 0 Z N"/>
          </draw:custom-shape>
          <draw:custom-shape draw:style-name="gr32" draw:text-style-name="P46" draw:layer="layout" svg:width="7.2cm" svg:height="2.4cm" svg:x="11.2cm" svg:y="26.169cm">
            <text:p/>
            <draw:enhanced-geometry svg:viewBox="0 0 21600 21600" draw:type="rectangle" draw:enhanced-path="M 0 0 L 21600 0 21600 21600 0 21600 0 0 Z N"/>
          </draw:custom-shape>
          <draw:line draw:style-name="gr33" draw:text-style-name="P47" draw:layer="layout" svg:x1="6.95cm" svg:y1="21.001cm" svg:x2="9.4cm" svg:y2="22.6cm">
            <text:p/>
          </draw:line>
          <draw:line draw:style-name="gr33" draw:text-style-name="P47" draw:layer="layout" svg:x1="7.6cm" svg:y1="26.2cm" svg:x2="9.4cm" svg:y2="24.2cm">
            <text:p/>
          </draw:line>
          <draw:line draw:style-name="gr34" draw:text-style-name="P47" draw:layer="layout" svg:x1="3.4cm" svg:y1="24.6cm" svg:x2="9.4cm" svg:y2="23.6cm">
            <text:p/>
          </draw:line>
          <draw:frame draw:style-name="gr23" draw:text-style-name="P42" draw:layer="layout" svg:width="3.2cm" svg:height="0.64cm" svg:x="5.4cm" svg:y="21.001cm">
            <draw:text-box>
              <text:p><text:span text:style-name="T60">db</text:span></text:p>
            </draw:text-box>
          </draw:frame>
          <draw:frame draw:style-name="gr23" draw:text-style-name="P42" draw:layer="layout" svg:width="3.2cm" svg:height="0.64cm" svg:x="5.4cm" svg:y="28.4cm">
            <draw:text-box>
              <text:p><text:span text:style-name="T60">Article_x.html</text:span></text:p>
            </draw:text-box>
          </draw:frame>
          <draw:custom-shape draw:style-name="gr20" draw:text-style-name="P40" draw:layer="layout" svg:width="1.801cm" svg:height="2.401cm" svg:x="5.401cm" svg:y="25.801cm">
            <text:p text:style-name="P40"><text:span text:style-name="T58"/></text:p>
            <text:p text:style-name="P40"><text:span text:style-name="T59">&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0" draw:layer="layout" svg:width="1.801cm" svg:height="2.401cm" svg:x="5.601cm" svg:y="26cm">
            <text:p text:style-name="P40"><text:span text:style-name="T58"/></text:p>
            <text:p text:style-name="P40"><text:span text:style-name="T59">&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7" draw:layer="layout" svg:x1="11.2cm" svg:y1="20.4cm" svg:x2="10.4cm" svg:y2="22cm">
            <text:p/>
          </draw:line>
          <draw:line draw:style-name="gr34" draw:text-style-name="P47" draw:layer="layout" svg:x1="11cm" svg:y1="26.4cm" svg:x2="10.6cm" svg:y2="25.4cm">
            <text:p/>
          </draw:line>
          <draw:line draw:style-name="gr34" draw:text-style-name="P47" draw:layer="layout" svg:x1="16.2cm" svg:y1="22.2cm" svg:x2="16.6cm" svg:y2="23.4cm">
            <text:p/>
          </draw:line>
          <draw:line draw:style-name="gr34" draw:text-style-name="P47" draw:layer="layout" svg:x1="16cm" svg:y1="26cm" svg:x2="16.567cm" svg:y2="23.401cm">
            <text:p/>
          </draw:line>
          <draw:line draw:style-name="gr34" draw:text-style-name="P47" draw:layer="layout" svg:x1="15.2cm" svg:y1="23.4cm" svg:x2="16.567cm" svg:y2="23.401cm">
            <text:p/>
          </draw:line>
          <draw:line draw:style-name="gr34" draw:text-style-name="P47" draw:layer="layout" svg:x1="1.4cm" svg:y1="23.401cm" svg:x2="1.4cm" svg:y2="22.4cm">
            <text:p/>
          </draw:line>
          <draw:line draw:style-name="gr35" draw:text-style-name="P48" draw:layer="layout" svg:x1="1.85cm" svg:y1="18.8cm" svg:x2="1.05cm" svg:y2="18.8cm">
            <text:p/>
          </draw:line>
          <draw:line draw:style-name="gr36" draw:text-style-name="P48" draw:layer="layout" svg:x1="1cm" svg:y1="19.4cm" svg:x2="1.85cm" svg:y2="19.4cm">
            <text:p/>
          </draw:line>
          <draw:frame draw:style-name="gr37" draw:text-style-name="P49" draw:layer="layout" svg:width="3.2cm" svg:height="1.239cm" svg:x="1.85cm" svg:y="18.561cm">
            <draw:text-box>
              <text:p><text:span text:style-name="T63">Interprété par</text:span></text:p>
              <text:p><text:span text:style-name="T64"/></text:p>
              <text:p><text:span text:style-name="T63">Lu et écrit par</text:span></text:p>
            </draw:text-box>
          </draw:frame>
          <draw:line draw:style-name="gr34" draw:text-style-name="P47" draw:layer="layout" svg:x1="13cm" svg:y1="23.4cm" svg:x2="11.6cm" svg:y2="23.4cm">
            <text:p/>
          </draw:line>
        </draw:g>
        <presentation:notes draw:style-name="dp2">
          <draw:page-thumbnail draw:style-name="gr1" draw:layer="layout" svg:width="19.798cm" svg:height="11.136cm" svg:x="0.6cm" svg:y="2.257cm" draw:page-number="7" presentation:class="page"/>
          <draw:frame presentation:style-name="pr6" draw:text-style-name="P3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ITRE DE CHAPITRE</text:span></text:p>
          </draw:text-box>
        </draw:frame>
        <draw:frame presentation:style-name="pr17" draw:text-style-name="P10" draw:layer="layout" svg:width="9.222cm" svg:height="22.7cm" svg:x="1.9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8" draw:text-style-name="P10" draw:layer="layout" svg:width="9.222cm" svg:height="22.714cm" svg:x="11.45cm" svg:y="5.48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37" draw:layer="layout" svg:width="1cm" svg:height="0.962cm" svg:x="0cm" svg:y="14.269cm">
          <draw:text-box>
            <text:p text:style-name="P13"><text:span text:style-name="T46"><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5"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Panel Project </text:span><text:span text:style-name="T32">›</text:span><text:span text:style-name="T31"> Titre du chapitre</text:span></text:p>
          </draw:text-box>
        </draw:frame>
        <presentation:notes draw:style-name="dp2">
          <draw:page-thumbnail draw:style-name="gr1" draw:layer="layout" svg:width="19.798cm" svg:height="11.136cm" svg:x="0.6cm" svg:y="2.257cm" draw:page-number="8" presentation:class="page"/>
          <draw:frame presentation:style-name="pr6" draw:text-style-name="P3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frame presentation:style-name="pr19" draw:text-style-name="P10" draw:layer="layout" svg:width="9.222cm" svg:height="26.6cm" svg:x="0.65cm" svg:y="1.6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20" draw:text-style-name="P10" draw:layer="layout" svg:width="9.222cm" svg:height="26.6cm" svg:x="10.15cm" svg:y="1.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50" draw:layer="layout" svg:width="1cm" svg:height="0.962cm" svg:x="20cm" svg:y="14.269cm">
          <draw:text-box>
            <text:p text:style-name="P2"><text:span text:style-name="T25"><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4" draw:text-style-name="P25"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Noto Sans2" svg:font-family="'Noto Sans'" style:font-family-generic="swiss"/>
    <style:font-face style:name="FreeMono2" svg:font-family="FreeMono" style:font-family-generic="modern" style:font-pitch="fixed"/>
    <style:font-face style:name="FreeMono1"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1" svg:font-family="'Avenir LT Std'" style:font-adornments="45 Book" style:font-pitch="variable"/>
    <style:font-face style:name="Liberation Sans2" svg:font-family="'Liberation Sans'" style:font-pitch="variable"/>
    <style:font-face style:name="Avenir LT Std4" svg:font-family="'Avenir LT Std'" style:font-adornments="45 Book" style:font-family-generic="modern" style:font-pitch="variable"/>
    <style:font-face style:name="FreeMono" svg:font-family="FreeMono" style:font-adornments="45 Book" style:font-family-generic="modern" style:font-pitch="variable"/>
    <style:font-face style:name="Avenir LT Std2" svg:font-family="'Avenir LT Std'" style:font-family-generic="roman" style:font-pitch="variable"/>
    <style:font-face style:name="Avenir LT Std"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1"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4-25T19:09:12.465688121</dc:date>
    <meta:editing-duration>PT2H11M26S</meta:editing-duration>
    <meta:editing-cycles>26</meta:editing-cycles>
    <meta:generator>LibreOffice/6.3.5.2$Linux_X86_64 LibreOffice_project/30$Build-2</meta:generator>
    <meta:print-date>2020-04-25T11:50:52.936957844</meta:print-date>
    <meta:document-statistic meta:object-count="194"/>
  </office:meta>
</office:document-meta>
</file>